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.3000001907349pt" style:font-size-asian="14.3000001907349pt" style:font-size-complex="14.3000001907349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866835421270560397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2885941424341298970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1"><text:soft-page-break/>Sat Sept 15, 2018 <text:s/><text:span text:style-name="T1">3 miles <text:s/></text:span>Jogging</text:p>
      <text:p text:style-name="P13"/>
      <text:p text:style-name="P11">Sun Sept 16, 2018 <text:span text:style-name="T1">3 miles</text:span> <text:s/></text:p>
      <text:p text:style-name="P11">I ran 3 miles on hilly roads and grass. <text:s/></text:p>
      <text:p text:style-name="P11">Splits: 9:44, 9:46, 9:27</text:p>
      <text:p text:style-name="P11">Average pace: 9:39</text:p>
      <text:p text:style-name="P11"/>
      <text:p text:style-name="P11">Mon Sept 17, 2018 <text:span text:style-name="T1">25 miles </text:span>- <text:span text:style-name="T1">A long run in preparation for the Can 50 Mile Run.</text:span></text:p>
      <text:p text:style-name="P11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1">The total time including the 8 minutes while I was stopped was 4:56:20. </text:p>
      <text:p text:style-name="P11">The times and average paces for each of the 5 mile loops were: <text:span text:style-name="T3">55:53 (11:11/mile), 58:31 (11:42/mile), 59:32 (11:54/mile), 59:18 (11:52/mile), and 54:35 (10:55/mile)</text:span></text:p>
      <text:p text:style-name="P11"><text:span text:style-name="T3">I had 580 calories for breakfast and ate 6 gels for a total of 1180 calories.</text:span></text:p>
      <text:p text:style-name="P11"><text:span text:style-name="T3"><text:s text:c="7"/>The formula I use to calculate the number of required calories gives:</text:span></text:p>
      <text:p text:style-name="P11"><text:span text:style-name="T3"><text:s text:c="7"/>calories = 300*(H-1.3) = 300*3.7 = 1110, were H= 5 the number of <text:s/>hours I ran. </text:span></text:p>
      <text:p text:style-name="P11"><text:span text:style-name="T3"><text:s text:c="7"/>So I had enough calories.</text:span></text:p>
      <text:p text:style-name="P11"><text:span text:style-name="T3">I also had 3 Salt Sticks and drank 80 ounces of water. <text:s text:c="2"/></text:span></text:p>
      <text:p text:style-name="P18"><text:span text:style-name="T3"><text:s text:c="7"/>That is 3.2 ounces per mile which apparently was okay because I only lost a pound <text:s text:c="17"/><text:tab/>while running. <text:s/>The temperature felt cool for half the run and rose to 71 degrees.</text:span></text:p>
      <text:p text:style-name="P11"><text:span text:style-name="T3"><text:s text:c="8"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7T14:24:54.48</dc:date>
    <dc:creator>James  Lombardi</dc:creator>
    <meta:editing-duration>P5DT10H12M27S</meta:editing-duration>
    <meta:editing-cycles>437</meta:editing-cycles>
    <meta:generator>OpenOffice/4.1.2$Win32 OpenOffice.org_project/412m3$Build-9782</meta:generator>
    <meta:document-statistic meta:table-count="0" meta:image-count="0" meta:object-count="0" meta:page-count="9" meta:paragraph-count="244" meta:word-count="2524" meta:character-count="12706"/>
  </office:meta>
</office:document-meta>
</file>